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ans-serif" svg:font-family="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PreformattedText" style:master-page-name="MP0" style:family="paragraph">
      <style:paragraph-properties fo:break-before="page"/>
      <style:text-properties style:font-name="sans-serif"/>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T19" style:parent-style-name="Policepardéfaut" style:family="text">
      <style:text-properties style:font-name="sans-serif" fo:font-size="17pt" style:font-size-asian="17pt"/>
    </style:style>
    <style:style style:name="T20" style:parent-style-name="Policepardéfaut" style:family="text">
      <style:text-properties style:font-name="sans-serif" fo:font-size="17pt" style:font-size-asian="17pt"/>
    </style:style>
    <style:style style:name="T21" style:parent-style-name="Policepardéfaut" style:family="text">
      <style:text-properties style:font-name="sans-serif" fo:font-size="17pt" style:font-size-asian="17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style:font-name="sans-serif" fo:font-size="16pt" style:font-size-asian="16pt" style:font-size-complex="16pt"/>
    </style:style>
    <style:style style:name="P45" style:parent-style-name="PreformattedText" style:family="paragraph">
      <style:paragraph-properties fo:text-align="center"/>
      <style:text-properties style:font-name="sans-serif" fo:font-size="16pt" style:font-size-asian="16pt" style:font-size-complex="16pt"/>
    </style:style>
    <style:style style:name="P46" style:parent-style-name="PreformattedText" style:family="paragraph">
      <style:paragraph-properties fo:text-align="center"/>
      <style:text-properties style:font-name="sans-serif" fo:font-size="16pt" style:font-size-asian="16pt" style:font-size-complex="16pt"/>
    </style:style>
    <style:style style:name="P47" style:parent-style-name="PreformattedText" style:family="paragraph">
      <style:paragraph-properties fo:text-align="center"/>
      <style:text-properties fo:font-size="16pt" style:font-size-asian="16pt" style:font-size-complex="16pt"/>
    </style:style>
    <style:style style:name="P48"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9"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family="paragraph">
      <style:text-properties style:font-name="sans-serif" fo:font-size="13pt" style:font-size-asian="13pt" style:font-size-complex="13pt"/>
    </style:style>
    <style:style style:name="P88" style:parent-style-name="PreformattedText" style:family="paragraph">
      <style:text-properties style:font-name="sans-serif" fo:font-size="13pt" style:font-size-asian="13pt" style:font-size-complex="13pt"/>
    </style:style>
    <style:style style:name="P89" style:parent-style-name="PreformattedText" style:family="paragraph">
      <style:text-properties style:font-name="sans-serif" fo:font-size="13pt" style:font-size-asian="13pt" style:font-size-complex="13pt"/>
    </style:style>
    <style:style style:name="P90"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3"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4"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5" style:parent-style-name="PreformattedText" style:family="paragraph">
      <style:paragraph-properties fo:margin-left="1in">
        <style:tab-stops/>
      </style:paragraph-properties>
    </style:style>
    <style:style style:name="T96" style:parent-style-name="Policepardéfaut" style:family="text">
      <style:text-properties style:font-name="sans-serif" fo:font-size="11pt" style:font-size-asian="11pt" style:font-size-complex="11pt"/>
    </style:style>
    <style:style style:name="T97" style:parent-style-name="Policepardéfaut" style:family="text">
      <style:text-properties style:font-name="sans-serif" fo:font-size="11pt" style:font-size-asian="11pt" style:font-size-complex="11pt"/>
    </style:style>
    <style:style style:name="T98" style:parent-style-name="pl-pds" style:family="text">
      <style:text-properties style:font-name="Consolas" fo:color="#032F62" fo:font-size="9pt" style:font-size-asian="9pt" style:font-size-complex="9pt" fo:background-color="#FFFFFF"/>
    </style:style>
    <style:style style:name="T99" style:parent-style-name="pl-s" style:family="text">
      <style:text-properties style:font-name="Consolas" fo:color="#032F62" fo:font-size="9pt" style:font-size-asian="9pt" style:font-size-complex="9pt" fo:background-color="#FFFFFF"/>
    </style:style>
    <style:style style:name="T100" style:parent-style-name="pl-pds" style:family="text">
      <style:text-properties style:font-name="Consolas" fo:color="#032F62" fo:font-size="9pt" style:font-size-asian="9pt" style:font-size-complex="9pt" fo:background-color="#FFFFFF"/>
    </style:style>
    <style:style style:name="T101" style:parent-style-name="Policepardéfaut" style:family="text">
      <style:text-properties style:font-name="Consolas" fo:color="#24292E" fo:font-size="9pt" style:font-size-asian="9pt" style:font-size-complex="9pt" fo:background-color="#FFFFFF"/>
    </style:style>
    <style:style style:name="T102" style:parent-style-name="pl-k" style:family="text">
      <style:text-properties style:font-name="Consolas" fo:color="#D73A49" fo:font-size="9pt" style:font-size-asian="9pt" style:font-size-complex="9pt" fo:background-color="#FFFFFF"/>
    </style:style>
    <style:style style:name="T103" style:parent-style-name="Policepardéfaut" style:family="text">
      <style:text-properties style:font-name="Consolas" fo:color="#24292E" fo:font-size="9pt" style:font-size-asian="9pt" style:font-size-complex="9pt" fo:background-color="#FFFFFF"/>
    </style:style>
    <style:style style:name="T104" style:parent-style-name="Policepardéfaut" style:family="text">
      <style:text-properties style:font-name="sans-serif" fo:font-size="11pt" style:font-size-asian="11pt" style:font-size-complex="11pt"/>
    </style:style>
    <style:style style:name="T105" style:parent-style-name="Policepardéfaut" style:family="text">
      <style:text-properties style:font-name="sans-serif" fo:font-size="11pt" style:font-size-asian="11pt" style:font-size-complex="11pt"/>
    </style:style>
    <style:style style:name="T106" style:parent-style-name="Policepardéfaut" style:family="text">
      <style:text-properties fo:font-size="11pt" style:font-size-asian="11pt" style:font-size-complex="11pt"/>
    </style:style>
    <style:style style:name="T107" style:parent-style-name="Policepardéfaut" style:family="text">
      <style:text-properties fo:font-size="11pt" style:font-size-asian="11pt" style:font-size-complex="11pt"/>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c1" style:family="text">
      <style:text-properties style:font-name="Consolas" fo:color="#005CC5"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c1" style:family="text">
      <style:text-properties style:font-name="Consolas" fo:color="#005CC5"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k" style:family="text">
      <style:text-properties style:font-name="Consolas" fo:color="#D73A49"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l-smi" style:family="text">
      <style:text-properties style:font-name="Consolas" fo:color="#24292E" fo:font-size="9pt" style:font-size-asian="9pt" style:font-size-complex="9pt" fo:background-color="#FFFFFF"/>
    </style:style>
    <style:style style:name="T116" style:parent-style-name="Policepardéfaut" style:family="text">
      <style:text-properties style:font-name="Consolas" fo:color="#24292E" fo:font-size="9pt" style:font-size-asian="9pt" style:font-size-complex="9pt" fo:background-color="#FFFFFF"/>
    </style:style>
    <style:style style:name="T117" style:parent-style-name="pl-c1" style:family="text">
      <style:text-properties style:font-name="Consolas" fo:color="#005CC5" fo:font-size="9pt" style:font-size-asian="9pt" style:font-size-complex="9pt" fo:background-color="#FFFFFF"/>
    </style:style>
    <style:style style:name="T118" style:parent-style-name="Policepardéfaut" style:family="text">
      <style:text-properties style:font-name="Consolas" fo:color="#24292E" fo:font-size="9pt" style:font-size-asian="9pt" style:font-size-complex="9pt" fo:background-color="#FFFFFF"/>
    </style:style>
    <style:style style:name="T119" style:parent-style-name="pl-k" style:family="text">
      <style:text-properties style:font-name="Consolas" fo:color="#D73A49" fo:font-size="9pt" style:font-size-asian="9pt" style:font-size-complex="9pt" fo:background-color="#FFFFFF"/>
    </style:style>
    <style:style style:name="T120" style:parent-style-name="Policepardéfaut" style:family="text">
      <style:text-properties style:font-name="Consolas" fo:color="#24292E" fo:font-size="9pt" style:font-size-asian="9pt" style:font-size-complex="9pt" fo:background-color="#FFFFFF"/>
    </style:style>
    <style:style style:name="T121" style:parent-style-name="Policepardéfaut" style:family="text">
      <style:text-properties fo:font-size="11pt" style:font-size-asian="11pt" style:font-size-complex="11pt"/>
    </style:style>
    <style:style style:name="P122" style:parent-style-name="PreformattedText" style:family="paragraph">
      <style:paragraph-properties fo:margin-left="1in">
        <style:tab-stops/>
      </style:paragraph-properties>
      <style:text-properties style:font-name="sans-serif" fo:font-size="12pt" style:font-size-asian="12pt" style:font-size-complex="12pt"/>
    </style:style>
    <style:style style:name="P123" style:parent-style-name="PreformattedText" style:family="paragraph">
      <style:paragraph-properties fo:margin-left="1in">
        <style:tab-stops/>
      </style:paragraph-properties>
      <style:text-properties style:font-name="sans-serif" fo:font-size="13pt" style:font-size-asian="13pt" style:font-size-complex="13pt"/>
    </style:style>
    <style:style style:name="P124"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6"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3"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5" style:parent-style-name="PreformattedText" style:family="paragraph">
      <style:paragraph-properties fo:margin-left="0.9395in">
        <style:tab-stops/>
      </style:paragraph-properties>
    </style:style>
    <style:style style:name="T136" style:parent-style-name="Policepardéfaut" style:family="text">
      <style:text-properties style:font-name="sans-serif" fo:font-size="11pt" style:font-size-asian="11pt" style:font-size-complex="11pt"/>
    </style:style>
    <style:style style:name="T137" style:parent-style-name="Policepardéfaut" style:family="text">
      <style:text-properties style:font-name="Consolas" fo:color="#7030A0" fo:font-size="9pt" style:font-size-asian="9pt" style:font-size-complex="9pt"/>
    </style:style>
    <style:style style:name="T138" style:parent-style-name="pl-en" style:family="text">
      <style:text-properties style:font-name="Consolas" fo:color="#7030A0" fo:font-size="9pt" style:font-size-asian="9pt" style:font-size-complex="9pt" fo:background-color="#FFFFFF"/>
    </style:style>
    <style:style style:name="T139" style:parent-style-name="Policepardéfaut" style:family="text">
      <style:text-properties style:font-name="Consolas" fo:color="#7030A0" fo:font-size="9pt" style:font-size-asian="9pt" style:font-size-complex="9pt" fo:background-color="#FFFFFF"/>
    </style:style>
    <style:style style:name="T140" style:parent-style-name="pl-en" style:family="text">
      <style:text-properties style:font-name="Consolas" fo:color="#7030A0" fo:font-size="9pt" style:font-size-asian="9pt" style:font-size-complex="9pt" fo:background-color="#FFFFFF"/>
    </style:style>
    <style:style style:name="T141" style:parent-style-name="Policepardéfaut" style:family="text">
      <style:text-properties style:font-name="Consolas" fo:color="#7030A0" fo:font-size="9pt" style:font-size-asian="9pt" style:font-size-complex="9pt" fo:background-color="#FFFFFF"/>
    </style:style>
    <style:style style:name="T142" style:parent-style-name="pl-en" style:family="text">
      <style:text-properties style:font-name="Consolas" fo:color="#7030A0" fo:font-size="9pt" style:font-size-asian="9pt" style:font-size-complex="9pt" fo:background-color="#FFFFFF"/>
    </style:style>
    <style:style style:name="T143" style:parent-style-name="Policepardéfaut" style:family="text">
      <style:text-properties style:font-name="Consolas" fo:color="#7030A0" fo:font-size="9pt" style:font-size-asian="9pt" style:font-size-complex="9pt" fo:background-color="#FFFFFF"/>
    </style:style>
    <style:style style:name="T144" style:parent-style-name="pl-en" style:family="text">
      <style:text-properties style:font-name="Consolas" fo:color="#7030A0" fo:font-size="9pt" style:font-size-asian="9pt" style:font-size-complex="9pt" fo:background-color="#FFFFFF"/>
    </style:style>
    <style:style style:name="T145" style:parent-style-name="Policepardéfaut" style:family="text">
      <style:text-properties style:font-name="Consolas" fo:color="#7030A0" fo:font-size="9pt" style:font-size-asian="9pt" style:font-size-complex="9pt" fo:background-color="#FFFFFF"/>
    </style:style>
    <style:style style:name="T146" style:parent-style-name="pl-en" style:family="text">
      <style:text-properties style:font-name="Consolas" fo:color="#7030A0" fo:font-size="9pt" style:font-size-asian="9pt" style:font-size-complex="9pt" fo:background-color="#FFFFFF"/>
    </style:style>
    <style:style style:name="T147" style:parent-style-name="Policepardéfaut" style:family="text">
      <style:text-properties style:font-name="Consolas" fo:color="#7030A0" fo:font-size="9pt" style:font-size-asian="9pt" style:font-size-complex="9pt" fo:background-color="#FFFFFF"/>
    </style:style>
    <style:style style:name="T148" style:parent-style-name="pl-en" style:family="text">
      <style:text-properties style:font-name="Consolas" fo:color="#7030A0" fo:font-size="9pt" style:font-size-asian="9pt" style:font-size-complex="9pt" fo:background-color="#FFFFFF"/>
    </style:style>
    <style:style style:name="P149" style:parent-style-name="PreformattedText" style:family="paragraph">
      <style:paragraph-properties fo:margin-left="0.9395in">
        <style:tab-stops/>
      </style:paragraph-properties>
    </style:style>
    <style:style style:name="T150" style:parent-style-name="Policepardéfaut" style:family="text">
      <style:text-properties style:font-name="sans-serif" fo:font-size="11pt" style:font-size-asian="11pt" style:font-size-complex="11pt"/>
    </style:style>
    <style:style style:name="T151" style:parent-style-name="Policepardéfaut" style:family="text">
      <style:text-properties style:font-name="Consolas" fo:color="#7030A0" fo:font-size="9pt" style:font-size-asian="9pt" style:font-size-complex="9pt"/>
    </style:style>
    <style:style style:name="T152" style:parent-style-name="Policepardéfaut" style:family="text">
      <style:text-properties style:font-name="sans-serif" fo:color="#7030A0" fo:font-size="11pt" style:font-size-asian="11pt" style:font-size-complex="11pt"/>
    </style:style>
    <style:style style:name="P1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6" style:parent-style-name="PreformattedText" style:family="paragraph">
      <style:paragraph-properties fo:margin-left="0.9395in">
        <style:tab-stops/>
      </style:paragraph-properties>
    </style:style>
    <style:style style:name="T157" style:parent-style-name="Policepardéfaut" style:family="text">
      <style:text-properties style:font-name="sans-serif" fo:font-size="11pt" style:font-size-asian="11pt" style:font-size-complex="11pt"/>
    </style:style>
    <style:style style:name="P15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6" style:parent-style-name="PreformattedText" style:family="paragraph">
      <style:paragraph-properties fo:margin-left="0.9395in">
        <style:tab-stops/>
      </style:paragraph-properties>
    </style:style>
    <style:style style:name="P16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7"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2"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3"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9" style:parent-style-name="PreformattedText" style:family="paragraph">
      <style:text-properties style:font-name="sans-serif" fo:font-size="11pt" style:font-size-asian="11pt" style:font-size-complex="11pt"/>
    </style:style>
    <style:style style:name="P200"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1"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2" style:parent-style-name="PreformattedText" style:family="paragraph">
      <style:text-properties style:font-name="sans-serif" fo:font-size="11pt" style:font-size-asian="11pt" style:font-size-complex="11pt"/>
    </style:style>
    <style:style style:name="P203"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0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5"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6" style:parent-style-name="PreformattedText" style:family="paragraph">
      <style:paragraph-properties fo:margin-left="1in">
        <style:tab-stops/>
      </style:paragraph-properties>
      <style:text-properties style:font-name="sans-serif" fo:font-size="11pt" style:font-size-asian="11pt" style:font-size-complex="11pt"/>
    </style:style>
    <style:style style:name="P207" style:parent-style-name="PreformattedText" style:family="paragraph">
      <style:text-properties style:font-name="sans-serif" fo:font-size="11pt" style:font-size-asian="11pt" style:font-size-complex="11pt"/>
    </style:style>
    <style:style style:name="P208" style:parent-style-name="PreformattedText" style:family="paragraph">
      <style:text-properties style:font-name="sans-serif" fo:font-size="11pt" style:font-size-asian="11pt" style:font-size-complex="11pt"/>
    </style:style>
    <style:style style:name="P209" style:parent-style-name="PreformattedText" style:family="paragraph">
      <style:text-properties style:font-name="sans-serif" fo:font-size="11pt" style:font-size-asian="11pt" style:font-size-complex="11pt"/>
    </style:style>
    <style:style style:name="P210" style:parent-style-name="PreformattedText" style:family="paragraph">
      <style:paragraph-properties fo:text-indent="0.4923in"/>
      <style:text-properties style:font-name="sans-serif" fo:font-size="13pt" style:font-size-asian="13pt" style:font-size-complex="13pt"/>
    </style:style>
    <style:style style:name="P211" style:parent-style-name="PreformattedText" style:family="paragraph">
      <style:paragraph-properties fo:text-indent="0.4923in"/>
      <style:text-properties style:font-name="sans-serif" fo:font-size="13pt" style:font-size-asian="13pt" style:font-size-complex="13pt"/>
    </style:style>
    <style:style style:name="P212" style:parent-style-name="PreformattedText" style:family="paragraph">
      <style:text-properties style:font-name="sans-serif" fo:font-size="11pt" style:font-size-asian="11pt" style:font-size-complex="11pt"/>
    </style:style>
    <style:style style:name="P213" style:parent-style-name="PreformattedText" style:family="paragraph">
      <style:paragraph-properties fo:margin-left="1in">
        <style:tab-stops/>
      </style:paragraph-properties>
      <style:text-properties style:font-name="sans-serif" fo:font-size="11pt" style:font-size-asian="11pt" style:font-size-complex="11pt"/>
    </style:style>
    <style:style style:name="P214" style:parent-style-name="PreformattedText" style:family="paragraph">
      <style:paragraph-properties fo:margin-left="1in">
        <style:tab-stops/>
      </style:paragraph-properties>
      <style:text-properties style:font-name="sans-serif" fo:font-size="11pt" style:font-size-asian="11pt" style:font-size-complex="11pt"/>
    </style:style>
    <style:style style:name="P21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16" style:parent-style-name="PreformattedText" style:family="paragraph">
      <style:paragraph-properties fo:margin-left="0.75in">
        <style:tab-stops/>
      </style:paragraph-properties>
      <style:text-properties fo:font-size="13pt" style:font-size-asian="13pt" style:font-size-complex="13pt" style:text-underline-type="single" style:text-underline-style="solid" style:text-underline-width="auto" style:text-underline-mode="continuous"/>
    </style:style>
    <style:style style:name="P217" style:parent-style-name="PreformattedText" style:family="paragraph">
      <style:text-properties fo:font-size="13pt" style:font-size-asian="13pt" style:font-size-complex="13pt" style:text-underline-type="single" style:text-underline-style="solid" style:text-underline-width="auto" style:text-underline-mode="continuous"/>
    </style:style>
    <style:style style:name="T218" style:parent-style-name="Policepardéfaut" style:family="text">
      <style:text-properties style:font-name="sans-serif" fo:font-size="13pt" style:font-size-asian="13pt" style:font-size-complex="13pt" style:text-underline-type="single" style:text-underline-style="solid" style:text-underline-width="auto" style:text-underline-mode="continuous"/>
    </style:style>
    <style:style style:name="P219" style:parent-style-name="PreformattedText" style:family="paragraph">
      <style:text-properties fo:font-size="13pt" style:font-size-asian="13pt" style:font-size-complex="13pt" style:text-underline-type="single" style:text-underline-style="solid" style:text-underline-width="auto" style:text-underline-mode="continuous"/>
    </style:style>
    <style:style style:name="T220" style:parent-style-name="Policepardéfaut" style:family="text">
      <style:text-properties style:font-name="sans-serif" fo:font-size="13pt" style:font-size-asian="13pt" style:font-size-complex="13pt" style:text-underline-type="single" style:text-underline-style="solid" style:text-underline-width="auto" style:text-underline-mode="continuous"/>
    </style:style>
    <style:style style:name="P221" style:parent-style-name="PreformattedText" style:family="paragraph">
      <style:text-properties fo:font-size="13pt" style:font-size-asian="13pt" style:font-size-complex="13pt" style:text-underline-type="single" style:text-underline-style="solid" style:text-underline-width="auto" style:text-underline-mode="continuous"/>
    </style:style>
    <style:style style:name="T222" style:parent-style-name="Policepardéfaut" style:family="text">
      <style:text-properties style:font-name="sans-serif" fo:font-size="13pt" style:font-size-asian="13pt" style:font-size-complex="13pt" style:text-underline-type="single" style:text-underline-style="solid" style:text-underline-width="auto" style:text-underline-mode="continuous"/>
    </style:style>
    <style:style style:name="P223" style:parent-style-name="PreformattedText" style:family="paragraph">
      <style:text-properties fo:font-size="13pt" style:font-size-asian="13pt" style:font-size-complex="13pt" style:text-underline-type="single" style:text-underline-style="solid" style:text-underline-width="auto" style:text-underline-mode="continuous"/>
    </style:style>
    <style:style style:name="T224" style:parent-style-name="Policepardéfaut" style:family="text">
      <style:text-properties style:font-name="sans-serif" fo:font-size="13pt" style:font-size-asian="13pt" style:font-size-complex="13pt" style:text-underline-type="single" style:text-underline-style="solid" style:text-underline-width="auto" style:text-underline-mode="continuous"/>
    </style:style>
    <style:style style:name="T225" style:parent-style-name="Policepardéfaut" style:family="text">
      <style:text-properties style:font-name="sans-serif" fo:font-size="13pt" style:font-size-asian="13pt" style:font-size-complex="13pt" style:text-underline-type="single" style:text-underline-style="solid" style:text-underline-width="auto" style:text-underline-mode="continuous"/>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text:span><text:span text:style-name="T19">9</text:span><text:span text:style-name="T20"><text:s/>– 20</text:span><text:span text:style-name="T21">20</text:span></text:p>
      <text:p text:style-name="P22">Projet Systèmes Informatiques :<text:s/>Du compilateur vers le microprocesseur</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reformattedText"/>
      <text:p text:style-name="P48"/>
      <text:soft-page-break/>
      <text:p text:style-name="P49">Introduction<text:s/></text:p>
      <text:p text:style-name="P50"/>
      <text:p text:style-name="P51">Ce projet s’articule autour de deux parties. Dans un premier temps le développement d’un compilateur avec LEX et YACC<text:s/>permettant de compiler du code en C<text:s/>et dans un second temps la conception d’un microprocesseur de type RISC avec pipeline<text:s/>pour l’exécuter.<text:s/></text:p>
      <text:p text:style-name="P52">Dans ce rapport se trouve notre démarche de conception ainsi que nos choix d’implémentation. On fera également un point sur<text:s/>nos résultats<text:s/>et les instructions<text:s/>assembleur utilisé.</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soft-page-break/>
      <text:list text:style-name="LFO2" text:continue-numbering="true">
        <text:list-item>
          <text:p text:style-name="P90">Le compilateur<text:s/></text:p>
        </text:list-item>
      </text:list>
      <text:p text:style-name="P91"/>
      <text:p text:style-name="P92"/>
      <text:list text:style-name="LFO3" text:continue-numbering="true">
        <text:list-item>
          <text:p text:style-name="P93">LEX<text:s/></text:p>
        </text:list-item>
      </text:list>
      <text:p text:style-name="P94">Le parseur lexical</text:p>
      <text:p text:style-name="P95"><text:span text:style-name="T96">La première étape de conception consiste en la réalisation d’un parseur lexical du langage C. <text:s/>Les mots reconnus du langage C sont retournés sous la forme de token</text:span><text:span text:style-name="T97">, par exemple :<text:s/></text:span><text:span text:style-name="T98">"</text:span><text:span text:style-name="T99">main</text:span><text:span text:style-name="T100">"</text:span><text:span text:style-name="T101"><text:s/></text:span><text:span text:style-name="T102">return</text:span><text:span text:style-name="T103">(tMAIN);</text:span><text:span text:style-name="T104">.</text:span><text:span text:style-name="T105"><text:s/></text:span><text:span text:style-name="T106">Il faut également retourner les valeurs avec yytext</text:span><text:span text:style-name="T107"> : voici un exemple quand un nombre est reconnue :<text:s/></text:span><text:span text:style-name="T108">[</text:span><text:span text:style-name="T109">0</text:span><text:span text:style-name="T110">-</text:span><text:span text:style-name="T111">9</text:span><text:span text:style-name="T112">]</text:span><text:span text:style-name="T113">+</text:span><text:span text:style-name="T114"><text:s/>{yylval.</text:span><text:span text:style-name="T115">nb</text:span><text:span text:style-name="T116">=</text:span><text:span text:style-name="T117">atof</text:span><text:span text:style-name="T118">(yytext);<text:s/></text:span><text:span text:style-name="T119">return</text:span><text:span text:style-name="T120">(tNB);}</text:span><text:span text:style-name="T121"><text:s/></text:span></text:p>
      <text:p text:style-name="P122"/>
      <text:p text:style-name="P123"/>
      <text:list text:style-name="LFO3" text:continue-numbering="true">
        <text:list-item>
          <text:p text:style-name="P124">YACC</text:p>
        </text:list-item>
      </text:list>
      <text:p text:style-name="P125">La reconnaissance syntaxique :</text:p>
      <text:p text:style-name="P126"/>
      <text:p text:style-name="P127">La seconde étape de conception consiste mettre en place la reconnaissance syntaxique dans un fichier YACC. Le fichier YACC va utiliser les tokens et les valeurs retournés par le parseur lexical et va s’assurer que la syntaxe utilisée est bien celle du langage C.<text:s/></text:p>
      <text:p text:style-name="P128"/>
      <text:p text:style-name="P129">Déclaration</text:p>
      <text:p text:style-name="P130">Dans la première partie du fichier on déclare les diffèrent tokens et leur type si besoin.</text:p>
      <text:p text:style-name="P131">On déclare également le type des variables que l’on utilise pour la reconnaissance syntaxique.</text:p>
      <text:p text:style-name="P132"/>
      <text:p text:style-name="P133">Corps</text:p>
      <text:p text:style-name="P134">Dans la seconde partie du fichier c’est là ou la syntaxe peut être reconnue.</text:p>
      <text:p text:style-name="P135"><text:span text:style-name="T136">On utilise les tokens pour définir la syntaxe des différentes parties qui compose un programme en C. Un programme doit être de la forme : «main () } », le corps du programme, «} » en yacc on écris : <text:s/></text:span><text:span text:style-name="T137">Main :<text:s/></text:span><text:span text:style-name="T138">tMAIN</text:span><text:span text:style-name="T139"><text:s/></text:span><text:span text:style-name="T140">tPO</text:span><text:span text:style-name="T141"><text:s/></text:span><text:span text:style-name="T142">tPF</text:span><text:span text:style-name="T143"><text:s/></text:span><text:span text:style-name="T144">tAO</text:span><text:span text:style-name="T145"><text:s/></text:span><text:span text:style-name="T146">Body</text:span><text:span text:style-name="T147"><text:s/></text:span><text:span text:style-name="T148">tAF.</text:span></text:p>
      <text:p text:style-name="P149"><text:span text:style-name="T150">On fait la même chose pour Body,<text:s/></text:span><text:span text:style-name="T151">Body : Definition Body</text:span><text:span text:style-name="T152"><text:s/></text:span></text:p>
      <text:p text:style-name="P153">Et ainsi de suite jusqu’à avoir défini toute la syntaxe du programme.</text:p>
      <text:p text:style-name="P154"/>
      <text:p text:style-name="P155">Les conflits de réduction :</text:p>
      <text:p text:style-name="P156"><text:span text:style-name="T157">Une fois les expression arithmétique définit « +,-,* …», on se heurte à un problème de conflit des réductions. Par exemple si on fait l’opération 4+3*6, on veut d’abord réaliser la multiplication et qu’après l’addition. Pour cela il faut préciser dans le programme qu’elle opération doit être réaliser en premier. Pour cela dans la partie déclaration on va rajouter les priorités les</text:span><text:s/>priorités et le type de reduction %left %right.<text:s/></text:p>
      <text:p text:style-name="P158"/>
      <text:p text:style-name="P159"/>
      <text:p text:style-name="P160">La mémoire<text:s/>(symboleTab.c)</text:p>
      <text:p text:style-name="P161">Pour la gestion de la mémoire nous utilisons une table de symbole.<text:s/>Celle-ci est déclarer dans le fichier<text:s/>symboleTab.c inclus dans le<text:s/>fichier YACC.<text:s/>Quand une variable est déclarée on l’ajoute à la table des symboles, si on veut l’affecter on utilise une fonction pour trouver son adresse dans la table<text:s/>qui n’est d’autre que son indice.</text:p>
      <text:p text:style-name="P162">La fin de la table sert au stockage des variable temporaire. Celle-ci sont utilisé lors de calcul arithmétique les résultats intermédiaires sont stocké dans le tableau comme des variables temporaire.<text:s/></text:p>
      <text:p text:style-name="P163">La table contient également une valeur permettant de savoir si une variable est constante pour empêcher le cas venu de la modifier en cas d’affectation.<text:s/></text:p>
      <text:p text:style-name="P164"/>
      <text:p text:style-name="P165">La profondeur</text:p>
      <text:soft-page-break/>
      <text:p text:style-name="P166">On peut déclarer des variables locales qui n’existe qu’intrinsèquement au if au for ou au while. Il faut donc bien tenir en compte la profondeur des déclarations. Elles ne sont valables qu’au profondeur supérieur à la leur. La profondeur globale doit donc être une variable globale, elle est présente dans le fichier<text:s/>symboleTab.c.</text:p>
      <text:p text:style-name="P167"/>
      <text:p text:style-name="P168">Traduction en langage assembleur</text:p>
      <text:p text:style-name="P169">L’affectation, est traduit par l’instruction COP addr_id valeur.</text:p>
      <text:p text:style-name="P170"/>
      <text:p text:style-name="P171">Les différentes expressions<text:s/>sont traduites part<text:s/>:</text:p>
      <text:p text:style-name="P172">Un nombre est traité par l’instruction : <text:s/>AFC addr_temporaire valeur<text:s/></text:p>
      <text:p text:style-name="P173">L’addition : ADD addr_temporaire valeur_expression1 valeur_expression2</text:p>
      <text:p text:style-name="P174">La soustraction : SOU addr_temporaire valeur_expression1 valeur_expression2</text:p>
      <text:p text:style-name="P175">La division : DIV addr_temporaire valeur_expression1 valeur_expression2</text:p>
      <text:p text:style-name="P176">La multiplication : MUL addr_temporaire valeur_expression1 valeur_expression2</text:p>
      <text:p text:style-name="P177">L’égalité : EQU<text:s/>addr_temporaire valeur_expression1 valeur_expression2</text:p>
      <text:p text:style-name="P178">Inferieur : <text:s/>INF addr_temporaire valeur_expression1 valeur_expression2</text:p>
      <text:p text:style-name="P179">Superieur : SUP addr_temporaire valeur_expression1 valeur_expression2</text:p>
      <text:p text:style-name="P180"/>
      <text:p text:style-name="P181"/>
      <text:p text:style-name="P182">Fonction « print » quant à elle part PRI addr_id</text:p>
      <text:p text:style-name="P183"/>
      <text:p text:style-name="P184">Pour traduire un if ou if_else ont à rencontrer un problème. <text:s/></text:p>
      <text:p text:style-name="P185">La complexité repose sur le fait que l’on ne connait pas en avance la taille du corps du « if » ni celui du else. Au moment où le « if (condition) » est reconnue on écrit l’instruction JMF suivit de la valeur de la condition. Mais on ne connait pas encore la ligne à laquelle il faut sauter. C’est quand arrivant à la fin du corps du if on fait un patch sur l’instruction du jump à laquelle on rajoute le nombre de ligne +2. Pour l’instruction du else « JMP », on attend la fin du corps du else pour y coller le numéro de ligne d’instruction courante plus 1.</text:p>
      <text:p text:style-name="P186"/>
      <text:list text:style-name="LFO3" text:continue-numbering="true">
        <text:list-item>
          <text:p text:style-name="P187">Fonctionnalité</text:p>
        </text:list-item>
      </text:list>
      <text:p text:style-name="P188">Le compilateur permet la définition et l’affectation de variable de type Integer. Il reconnait aussi le mot clé<text:s/>« const »<text:s/>qui permet qu’une variable reste constante, l’affectation doit se faire à la déclaration.<text:s/></text:p>
      <text:p text:style-name="P189">Il permet de réaliser des calculs arithmétiques, d’évaluer l’égalité, supérieur et inférieure.</text:p>
      <text:p text:style-name="P190">Il reconnait et compile les structures<text:s/>if else.<text:s/></text:p>
      <text:p text:style-name="P191">Il compile la fonction print. <text:s text:c="2"/></text:p>
      <text:p text:style-name="P192"/>
      <text:list text:style-name="LFO3" text:continue-numbering="true">
        <text:list-item>
          <text:p text:style-name="P193">Amélioration possible</text:p>
        </text:list-item>
      </text:list>
      <text:p text:style-name="P194">Le compilateur pourrait être amélioré<text:s/>en lui rajoutant des fonctionnalités.</text:p>
      <text:p text:style-name="P195">Pour l’améliorer il faudrait rajouter les autres types du langage C, les boucle tant que et les boucle for. On pourrait également gérer les déclarations de fonctions.</text:p>
      <text:p text:style-name="P196"/>
      <text:p text:style-name="P197">Le projet nous à vraiment permis de voir la complexité et l’étendue<text:s/>du code se trouvant derrière un compilateur d’un langage informatique.<text:s/></text:p>
      <text:p text:style-name="P198">Notre compilateur bien que permettant que peu de chose, nous à permis de bien faire le lien avec<text:s/>le cours d’automates<text:s/>et langage.<text:s/>Il nous laisse entrevoir<text:s/>la complexité de<text:s/>retranscrire<text:s/>la syntaxe d’un langage de programmation mais encore d’une langue parlée. Les langages de programmations bien que très codifié reste complexe à reconnaitre bien que leur syntaxe soit très simplifié comparé à la langue française, le nombre de tokens à parser est également très limité en comparaison.<text:s/></text:p>
      <text:p text:style-name="P199"><text:tab/><text:tab/></text:p>
      <text:p text:style-name="P200"/>
      <text:p text:style-name="P201"/>
      <text:soft-page-break/>
      <text:p text:style-name="P202"><text:tab/></text:p>
      <text:p text:style-name="P203"/>
      <text:p text:style-name="P204"/>
      <text:p text:style-name="P205"/>
      <text:p text:style-name="P206"/>
      <text:p text:style-name="P207"/>
      <text:p text:style-name="P208"/>
      <text:p text:style-name="P209"/>
      <text:p text:style-name="P210"><text:s text:c="5"/></text:p>
      <text:p text:style-name="P211"/>
      <text:p text:style-name="P212"/>
      <text:p text:style-name="P213"/>
      <text:p text:style-name="P214"/>
      <text:p text:style-name="P215">I)Démarche conception</text:p>
      <text:p text:style-name="P216"/>
      <text:p text:style-name="P217"/>
      <text:p text:style-name="PreformattedText"><text:span text:style-name="T218">II)Choix d’implémentation</text:span></text:p>
      <text:p text:style-name="P219"/>
      <text:p text:style-name="PreformattedText"><text:span text:style-name="T220">III)Problèmes rencontrés et les solutions</text:span></text:p>
      <text:p text:style-name="P221"/>
      <text:p text:style-name="PreformattedText"><text:span text:style-name="T222">IV)Résultats obtenus</text:span></text:p>
      <text:p text:style-name="P223"/>
      <text:p text:style-name="PreformattedText"><text:span text:style-name="T224">V)Les instructions assembleur<text:s/></text:span><text:span text:style-name="T225">rajoutés et leur justification</text:span></text:p>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ans-serif" svg:font-family="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DEBERT Lucie</meta:initial-creator>
    <dc:creator>ALDEBERT Lucie</dc:creator>
    <meta:creation-date>2020-05-06T12:58:00Z</meta:creation-date>
    <dc:date>2020-05-06T12:58:00Z</dc:date>
    <meta:template xlink:href="Normal" xlink:type="simple"/>
    <meta:editing-cycles>2</meta:editing-cycles>
    <meta:editing-duration>PT0S</meta:editing-duration>
    <meta:document-statistic meta:page-count="5" meta:paragraph-count="12" meta:word-count="991" meta:character-count="6432" meta:row-count="45" meta:non-whitespace-character-count="5453"/>
  </office:meta>
</office:document-meta>
</file>